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547cm"/>
    </style:style>
    <style:style style:name="Tableau1.B" style:family="table-column">
      <style:table-column-properties style:column-width="2.667cm"/>
    </style:style>
    <style:style style:name="Tableau1.C" style:family="table-column">
      <style:table-column-properties style:column-width="1.723cm"/>
    </style:style>
    <style:style style:name="Tableau1.D" style:family="table-column">
      <style:table-column-properties style:column-width="2.051cm"/>
    </style:style>
    <style:style style:name="Tableau1.E" style:family="table-column">
      <style:table-column-properties style:column-width="5.151cm"/>
    </style:style>
    <style:style style:name="Tableau1.F" style:family="table-column">
      <style:table-column-properties style:column-width="3.86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Preformatted_20_Text">
      <style:paragraph-properties style:writing-mode="lr-tb"/>
    </style:style>
    <style:style style:name="P13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Voici un <text:span text:style-name="Strong_20_Emphasis">document précis et autonome</text:span> qui décrit <text:span text:style-name="Strong_20_Emphasis">uniquement</text:span> le déroulé hebdomadaire du <text:span text:style-name="Strong_20_Emphasis">VISUAL Studio Live Show</text:span> (sélection → live du vendredi → résultats), avec <text:span text:style-name="Strong_20_Emphasis">pub intégrée</text:span>, <text:span text:style-name="Strong_20_Emphasis">barème de votes</text:span>, <text:span text:style-name="Strong_20_Emphasis">bataille temps réel</text:span>, <text:span text:style-name="Strong_20_Emphasis">UI spectateur &amp; admin</text:span> et un <text:span text:style-name="Strong_20_Emphasis">orchestrateur</text:span>.</text:p>
      <text:p text:style-name="Quotations">Timezone : <text:span text:style-name="Strong_20_Emphasis">Europe/Paris</text:span> (tous les horaires ci-dessous).</text:p>
      <text:p text:style-name="Horizontal_20_Line"/>
      <text:h text:style-name="Heading_20_1" text:outline-level="1">VISUAL Studio Live Show — Spécification hebdomadaire (précise)</text:h>
      <text:h text:style-name="Heading_20_2" text:outline-level="2">1) Vue d’ensemble</text:h>
      <text:list xml:id="list5147095754399587557" text:style-name="L1">
        <text:list-item>
          <text:p text:style-name="P1">Objectif : chaque semaine, conduire la sélection de porteurs jusqu’à <text:span text:style-name="Strong_20_Emphasis">2 finalistes</text:span> qui s’affrontent <text:span text:style-name="Strong_20_Emphasis">en direct le vendredi 21:00–00:00</text:span> (bataille <text:span text:style-name="Strong_20_Emphasis">A vs B</text:span>), avec <text:span text:style-name="Strong_20_Emphasis">investissements-votes</text:span> et <text:span text:style-name="Strong_20_Emphasis">pauses publicitaires</text:span> programmées.</text:p>
        </text:list-item>
        <text:list-item>
          <text:p text:style-name="P1">Fenêtres clés :</text:p>
          <text:list>
            <text:list-item>
              <text:p text:style-name="P1"><text:span text:style-name="Strong_20_Emphasis">Sélection</text:span> : Dim 12:00 → Ven 20:30 (en 3 phases).</text:p>
            </text:list-item>
            <text:list-item>
              <text:p text:style-name="P1"><text:span text:style-name="Strong_20_Emphasis">Live</text:span> : Ven 21:00 → 00:00 (3h).</text:p>
            </text:list-item>
            <text:list-item>
              <text:p text:style-name="P1"><text:span text:style-name="Strong_20_Emphasis">Fermeture des votes</text:span> : Ven <text:span text:style-name="Strong_20_Emphasis">23:45</text:span>.</text:p>
            </text:list-item>
            <text:list-item>
              <text:p text:style-name="P1"><text:span text:style-name="Strong_20_Emphasis">Annonce</text:span> : entre <text:span text:style-name="Strong_20_Emphasis">23:55</text:span> et <text:span text:style-name="Strong_20_Emphasis">00:00</text:span> (selon calcul).</text:p>
            </text:list-item>
          </text:list>
        </text:list-item>
      </text:list>
      <text:p text:style-name="Horizontal_20_Line"/>
      <text:h text:style-name="Heading_20_2" text:outline-level="2">2) Timeline hebdomadaire (sélection → live)</text:h>
      <text:p text:style-name="Quotations">Les heures de début/fin ci-dessous sont <text:span text:style-name="Strong_20_Emphasis">canoniques</text:span>.<text:line-break/>Les durées affichées en <text:span text:style-name="Strong_20_Emphasis">Durée exacte</text:span> sont <text:span text:style-name="Strong_20_Emphasis">calculées</text:span>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Table_20_Heading">Phase</text:p>
            </table:table-cell>
            <table:table-cell table:style-name="Tableau1.A1" office:value-type="string">
              <text:p text:style-name="Table_20_Heading">Fenêtre (Europe/Paris)</text:p>
            </table:table-cell>
            <table:table-cell table:style-name="Tableau1.A1" office:value-type="string">
              <text:p text:style-name="Table_20_Heading">Durée <text:span text:style-name="Strong_20_Emphasis">exacte</text:span></text:p>
            </table:table-cell>
            <table:table-cell table:style-name="Tableau1.A1" office:value-type="string">
              <text:p text:style-name="Table_20_Heading">Candidats</text:p>
            </table:table-cell>
            <table:table-cell table:style-name="Tableau1.A1" office:value-type="string">
              <text:p text:style-name="Table_20_Heading">Actions</text:p>
            </table:table-cell>
            <table:table-cell table:style-name="Tableau1.A1" office:value-type="string">
              <text:p text:style-name="Table_20_Heading">Élimination/Sorti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Phase 1</text:span></text:p>
          </table:table-cell>
          <table:table-cell table:style-name="Tableau1.A1" office:value-type="string">
            <text:p text:style-name="Table_20_Contents"><text:span text:style-name="Strong_20_Emphasis">Dim 12:00 → Lun 00:00</text:span></text:p>
          </table:table-cell>
          <table:table-cell table:style-name="Tableau1.A1" office:value-type="string">
            <text:p text:style-name="Table_20_Contents"><text:span text:style-name="Strong_20_Emphasis">12 h</text:span></text:p>
          </table:table-cell>
          <table:table-cell table:style-name="Tableau1.A1" office:value-type="string">
            <text:p text:style-name="Table_20_Contents">100</text:p>
          </table:table-cell>
          <table:table-cell table:style-name="Tableau1.A1" office:value-type="string">
            <text:p text:style-name="Table_20_Contents">Dépôt vidéos <text:span text:style-name="Strong_20_Emphasis">3 min</text:span> + <text:span text:style-name="Strong_20_Emphasis">votes communauté</text:span></text:p>
          </table:table-cell>
          <table:table-cell table:style-name="Tableau1.A1" office:value-type="string">
            <text:p text:style-name="Table_20_Contents">IA + votes communauté → <text:span text:style-name="Strong_20_Emphasis">50</text:span> retenu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hase 2</text:span></text:p>
          </table:table-cell>
          <table:table-cell table:style-name="Tableau1.A1" office:value-type="string">
            <text:p text:style-name="Table_20_Contents"><text:span text:style-name="Strong_20_Emphasis">Lun 00:00 → Mar 00:00</text:span></text:p>
          </table:table-cell>
          <table:table-cell table:style-name="Tableau1.A1" office:value-type="string">
            <text:p text:style-name="Table_20_Contents"><text:span text:style-name="Strong_20_Emphasis">24 h</text:span></text:p>
          </table:table-cell>
          <table:table-cell table:style-name="Tableau1.A1" office:value-type="string">
            <text:p text:style-name="Table_20_Contents">50</text:p>
          </table:table-cell>
          <table:table-cell table:style-name="Tableau1.A1" office:value-type="string">
            <text:p text:style-name="Table_20_Contents"><text:span text:style-name="Strong_20_Emphasis">Votes renforcés</text:span></text:p>
          </table:table-cell>
          <table:table-cell table:style-name="Tableau1.A1" office:value-type="string">
            <text:p text:style-name="Table_20_Contents">Sélection <text:span text:style-name="Strong_20_Emphasis">Top 2 finalistes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hase 3</text:span></text:p>
          </table:table-cell>
          <table:table-cell table:style-name="Tableau1.A1" office:value-type="string">
            <text:p text:style-name="Table_20_Contents"><text:span text:style-name="Strong_20_Emphasis">Mar 00:00 → Ven 20:30</text:span></text:p>
          </table:table-cell>
          <table:table-cell table:style-name="Tableau1.A1" office:value-type="string">
            <text:p text:style-name="Table_20_Contents"><text:span text:style-name="Strong_20_Emphasis">92 h 30</text:span>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<text:span text:style-name="Strong_20_Emphasis">Boucle de présentations 30 min</text:span> (A/B), préparation show</text:p>
          </table:table-cell>
          <table:table-cell table:style-name="Tableau1.A1" office:value-type="string">
            <text:p text:style-name="Table_20_Contents">Gel des assets à <text:span text:style-name="Strong_20_Emphasis">20:30</text:span>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Live Show</text:span></text:p>
          </table:table-cell>
          <table:table-cell table:style-name="Tableau1.A1" office:value-type="string">
            <text:p text:style-name="Table_20_Contents"><text:span text:style-name="Strong_20_Emphasis">Ven 21:00 → 00:00</text:span></text:p>
          </table:table-cell>
          <table:table-cell table:style-name="Tableau1.A1" office:value-type="string">
            <text:p text:style-name="Table_20_Contents"><text:span text:style-name="Strong_20_Emphasis">3 h</text:span>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Direct <text:span text:style-name="Strong_20_Emphasis">A vs B</text:span> + votes/investissements + <text:span text:style-name="Strong_20_Emphasis">pub</text:span></text:p>
          </table:table-cell>
          <table:table-cell table:style-name="Tableau1.A1" office:value-type="string">
            <text:p text:style-name="Table_20_Contents"><text:span text:style-name="Strong_20_Emphasis">Résultats</text:span> puis fin de l’édition</text:p>
          </table:table-cell>
        </table:table-row>
      </table:table>
      <text:p text:style-name="Quotations">Remarques :<text:line-break/>• Le <text:span text:style-name="Strong_20_Emphasis">planning fourni</text:span> mentionnait 36 h et 68 h pour les Phases 1 &amp; 3 ; les <text:span text:style-name="Strong_20_Emphasis">heures de début/fin</text:span> restent identiques, la <text:span text:style-name="Strong_20_Emphasis">durée exacte</text:span> ci-dessus est corrigée arithmétiquement.<text:line-break/>• Tous les jobs planifiés doivent utiliser la timezone <text:span text:style-name="Strong_20_Emphasis">Europe/Paris</text:span> (DST inclus).</text:p>
      <text:p text:style-name="Horizontal_20_Line"/>
      <text:h text:style-name="Heading_20_2" text:outline-level="2"><text:soft-page-break/>3) Live Show (21:00–00:00) — déroulé détaillé + publicité</text:h>
      <text:h text:style-name="Heading_20_3" text:outline-level="3">3.1 Structure 3h</text:h>
      <text:list xml:id="list1857218351733455293" text:style-name="L2">
        <text:list-item>
          <text:p text:style-name="P2"><text:span text:style-name="Strong_20_Emphasis">21:00–21:15 (15 min)</text:span> — <text:span text:style-name="Strong_20_Emphasis">Ouverture</text:span><text:line-break/>• Présentation <text:span text:style-name="Strong_20_Emphasis">A</text:span> (7’30) + <text:span text:style-name="Strong_20_Emphasis">B</text:span> (7’30) • Rappel règles • Votes <text:span text:style-name="Strong_20_Emphasis">ouverts</text:span></text:p>
        </text:list-item>
        <text:list-item>
          <text:p text:style-name="P2"><text:span text:style-name="Strong_20_Emphasis">21:15–22:30 (75 min)</text:span> — <text:span text:style-name="Strong_20_Emphasis">Performance A</text:span><text:line-break/>• Partie 1 (15’) → <text:span text:style-name="Strong_20_Emphasis">PAUSE PUB 1 (21:30, 3’)</text:span> → Partie 2 (27’) → <text:span text:style-name="Strong_20_Emphasis">PAUSE PUB 2 (22:00, 4’)</text:span> → Finale A (26’)</text:p>
        </text:list-item>
        <text:list-item>
          <text:p text:style-name="P2"><text:span text:style-name="Strong_20_Emphasis">22:30–23:45 (75 min)</text:span> — <text:span text:style-name="Strong_20_Emphasis">Performance B</text:span><text:line-break/>• <text:span text:style-name="Strong_20_Emphasis">PAUSE PUB 3 (22:30, 5’)</text:span> → Partie 1 (25’) → <text:span text:style-name="Strong_20_Emphasis">PAUSE PUB 4 (23:00, 4’)</text:span> → Partie 2 (26’) → <text:span text:style-name="Strong_20_Emphasis">PAUSE PUB 5 (23:30, 3’)</text:span> → Finale B (12’)</text:p>
        </text:list-item>
        <text:list-item>
          <text:p text:style-name="P2"><text:span text:style-name="Strong_20_Emphasis">23:45–00:00 (15 min)</text:span> — <text:span text:style-name="Strong_20_Emphasis">Résultats</text:span><text:line-break/>• <text:span text:style-name="Strong_20_Emphasis">Fermeture votes 23:45</text:span> → Calcul (≈2’) → <text:span text:style-name="Strong_20_Emphasis">Révélation</text:span> (≈23:47) → Annonce publique (jusqu’à 00:00)<text:line-break/>• <text:span text:style-name="Strong_20_Emphasis">Option post-show</text:span> : <text:span text:style-name="Strong_20_Emphasis">PAUSE PUB 6 (00:02, 2’)</text:span></text:p>
        </text:list-item>
      </text:list>
      <text:h text:style-name="Heading_20_3" text:outline-level="3">3.2 Règles Pub (pendant le live)</text:h>
      <text:list xml:id="list745387470295370107" text:style-name="L3">
        <text:list-item>
          <text:p text:style-name="P3"><text:span text:style-name="Strong_20_Emphasis">6 slots</text:span> planifiés aux heures indiquées (score gelé pendant la pub, bandeau “Pub : mm:ss”).</text:p>
        </text:list-item>
        <text:list-item>
          <text:p text:style-name="P3">Types : <text:span text:style-name="Strong_20_Emphasis">standard / premium / interactive (CTA)</text:span>.</text:p>
        </text:list-item>
        <text:list-item>
          <text:p text:style-name="P3">L’inventaire pub est géré en amont (booking), puis <text:span text:style-name="Strong_20_Emphasis">déclenché</text:span> automatiquement par l’orchestrateur (avec bouton <text:span text:style-name="Strong_20_Emphasis">override</text:span> dans l’Admin).</text:p>
        </text:list-item>
      </text:list>
      <text:p text:style-name="Horizontal_20_Line"/>
      <text:h text:style-name="Heading_20_2" text:outline-level="2">4) Votes &amp; investissements (pendant le live)</text:h>
      <text:list xml:id="list2088555695589102169" text:style-name="L4">
        <text:list-item>
          <text:p text:style-name="P4"><text:span text:style-name="Strong_20_Emphasis">Fenêtre de vote/investissement</text:span> : <text:span text:style-name="Strong_20_Emphasis">21:00 → 23:45</text:span> (fermée ensuite).</text:p>
        </text:list-item>
        <text:list-item>
          <text:p text:style-name="P4"><text:span text:style-name="Strong_20_Emphasis">Tranches autorisées (€)</text:span> : <text:span text:style-name="Strong_20_Emphasis">{2, 3, 4, 5, 6, 8, 10, 12, 15, 20}</text:span>.</text:p>
        </text:list-item>
        <text:list-item>
          <text:p text:style-name="P4"><text:span text:style-name="Strong_20_Emphasis">Conversion en votes</text:span> (1 à 10) :<text:line-break/>2→1, 3→2, 4→3, 5→4, 6→5, 8→6, 10→7, 12→8, 15→9, 20→10.</text:p>
        </text:list-item>
        <text:list-item>
          <text:p text:style-name="P4">L’utilisateur <text:span text:style-name="Strong_20_Emphasis">choisit A ou B</text:span> au moment du paiement → votes attribués à ce finaliste.</text:p>
        </text:list-item>
        <text:list-item>
          <text:p text:style-name="P4"><text:span text:style-name="Strong_20_Emphasis">Affichage public</text:span> : % de votes, € cumulés, delta A/B (temps réel).</text:p>
        </text:list-item>
      </text:list>
      <text:p text:style-name="Quotations">Option : palier <text:span text:style-name="Strong_20_Emphasis">25 €</text:span> (toggle produit) — <text:span text:style-name="Strong_20_Emphasis">désactivé</text:span> par défaut pour garder l’échelle 1–10 votes.</text:p>
      <text:p text:style-name="Horizontal_20_Line"/>
      <text:h text:style-name="Heading_20_2" text:outline-level="2">5) Bataille temps réel (A vs B)</text:h>
      <text:list xml:id="list2146832293976461224" text:style-name="L5">
        <text:list-item>
          <text:p text:style-name="P5"><text:span text:style-name="Strong_20_Emphasis">Scoreboard live</text:span> (WebSocket) : incréments de votes/€, progression par minute, messages système (“A remonte !”).</text:p>
        </text:list-item>
        <text:list-item>
          <text:p text:style-name="P5"><text:span text:style-name="Strong_20_Emphasis">Anti-triche</text:span> : 2FA pour investir, rate-limit, heuristiques anti-bot, audit des événements critiques.</text:p>
        </text:list-item>
        <text:list-item>
          <text:p text:style-name="P5"><text:soft-page-break/>À <text:span text:style-name="Strong_20_Emphasis">23:45</text:span>, bascule <text:span text:style-name="Strong_20_Emphasis">“Votes fermés”</text:span> (événement poussé à tous les clients, boutons grisés).</text:p>
        </text:list-item>
      </text:list>
      <text:p text:style-name="Horizontal_20_Line"/>
      <text:h text:style-name="Heading_20_2" text:outline-level="2">6) Résultat &amp; répartition (spécifique au Live Show)</text:h>
      <text:list xml:id="list11344219494881193" text:style-name="L6">
        <text:list-item>
          <text:p text:style-name="P6"><text:span text:style-name="Strong_20_Emphasis">Vainqueur</text:span> : celui qui a le <text:span text:style-name="Strong_20_Emphasis">plus de votes</text:span> ; en cas d’égalité, départage par <text:span text:style-name="Strong_20_Emphasis">€ cumulés</text:span>.</text:p>
        </text:list-item>
        <text:list-item>
          <text:p text:style-name="P6"><text:span text:style-name="Strong_20_Emphasis">Distribution “battle”</text:span> du pot Live (exclusif au show du vendredi) :</text:p>
          <text:list>
            <text:list-item>
              <text:p text:style-name="P6"><text:span text:style-name="Strong_20_Emphasis">40 %</text:span> → <text:span text:style-name="Strong_20_Emphasis">Artiste gagnant</text:span></text:p>
            </text:list-item>
            <text:list-item>
              <text:p text:style-name="P6"><text:span text:style-name="Strong_20_Emphasis">30 %</text:span> → <text:span text:style-name="Strong_20_Emphasis">Investisseurs du gagnant</text:span> (pondéré par rang/volume)</text:p>
            </text:list-item>
            <text:list-item>
              <text:p text:style-name="P6"><text:span text:style-name="Strong_20_Emphasis">20 %</text:span> → <text:span text:style-name="Strong_20_Emphasis">Artiste perdant</text:span></text:p>
            </text:list-item>
            <text:list-item>
              <text:p text:style-name="P6"><text:span text:style-name="Strong_20_Emphasis">10 %</text:span> → <text:span text:style-name="Strong_20_Emphasis">Investisseurs du perdant</text:span> (pro-rata des votes perdants)</text:p>
            </text:list-item>
          </text:list>
        </text:list-item>
      </text:list>
      <text:p text:style-name="Quotations">Cette clé s’applique <text:span text:style-name="Strong_20_Emphasis">uniquement</text:span> au duel A vs B du Live Show. (Les autres catégories/évènements suivent leurs propres règles, hors périmètre ici.)</text:p>
      <text:p text:style-name="Horizontal_20_Line"/>
      <text:h text:style-name="Heading_20_2" text:outline-level="2">7) Interfaces (résumé opérationnel)</text:h>
      <text:h text:style-name="Heading_20_3" text:outline-level="3">7.1 UI Spectateur</text:h>
      <text:list xml:id="list3264438673944169181" text:style-name="L7">
        <text:list-item>
          <text:p text:style-name="P7"><text:span text:style-name="Strong_20_Emphasis">Lecteur</text:span> (qualité adaptative), <text:span text:style-name="Strong_20_Emphasis">compteur</text:span> vers pauses pub &amp; fermeture votes.</text:p>
        </text:list-item>
        <text:list-item>
          <text:p text:style-name="P7"><text:span text:style-name="Strong_20_Emphasis">Cartes Finalistes</text:span> A/B (synopsis, CTA <text:span text:style-name="Strong_20_Emphasis">Soutenir</text:span> avec tranches €).</text:p>
        </text:list-item>
        <text:list-item>
          <text:p text:style-name="P7"><text:span text:style-name="Strong_20_Emphasis">Scoreboard</text:span> : % votes, €, tendance.</text:p>
        </text:list-item>
        <text:list-item>
          <text:p text:style-name="P7"><text:span text:style-name="Strong_20_Emphasis">Chat</text:span> léger, réactions (modération active).</text:p>
        </text:list-item>
      </text:list>
      <text:h text:style-name="Heading_20_3" text:outline-level="3">7.2 UI Admin (pendant le live)</text:h>
      <text:list xml:id="list6456911890778845224" text:style-name="L8">
        <text:list-item>
          <text:p text:style-name="P8"><text:span text:style-name="Strong_20_Emphasis">Contrôles Live</text:span> : Start/Stop, <text:span text:style-name="Strong_20_Emphasis">Close Votes</text:span> (verrouillé 23:45), <text:span text:style-name="Strong_20_Emphasis">Déclencheur pub</text:span> (slots).</text:p>
        </text:list-item>
        <text:list-item>
          <text:p text:style-name="P8"><text:span text:style-name="Strong_20_Emphasis">Monitoring</text:span> : latence, erreurs player, spectateurs, débit moyen, chute QoE.</text:p>
        </text:list-item>
        <text:list-item>
          <text:p text:style-name="P8"><text:span text:style-name="Strong_20_Emphasis">Résultats</text:span> : <text:span text:style-name="Strong_20_Emphasis">Calculer &amp; Publier</text:span> (annonce sur le flux).</text:p>
        </text:list-item>
      </text:list>
      <text:p text:style-name="Horizontal_20_Line"/>
      <text:h text:style-name="Heading_20_2" text:outline-level="2">8) Orchestrateur — comportement attendu</text:h>
      <text:h text:style-name="Heading_20_3" text:outline-level="3">8.1 États &amp; transitions</text:h>
      <text:p text:style-name="Text_20_body"><text:span text:style-name="Source_20_Text">PLANNED → PRE_SHOW → LIVE_RUNNING → VOTES_CLOSED → RESULT_READY → ENDED</text:span></text:p>
      <text:h text:style-name="Heading_20_3" text:outline-level="3">8.2 Tâches planifiées (Europe/Paris)</text:h>
      <text:list xml:id="list5784141469488047749" text:style-name="L9">
        <text:list-item>
          <text:p text:style-name="P9"><text:span text:style-name="Strong_20_Emphasis">Dim 12:00</text:span> : ouvrir Phase 1.</text:p>
        </text:list-item>
        <text:list-item>
          <text:p text:style-name="P9"><text:span text:style-name="Strong_20_Emphasis">Lun 00:00</text:span> : passer en Phase 2.</text:p>
        </text:list-item>
        <text:list-item>
          <text:p text:style-name="P9"><text:soft-page-break/><text:span text:style-name="Strong_20_Emphasis">Mar 00:00</text:span> : passer en Phase 3.</text:p>
        </text:list-item>
        <text:list-item>
          <text:p text:style-name="P9"><text:span text:style-name="Strong_20_Emphasis">Ven 20:30</text:span> : geler assets &amp; préparer live.</text:p>
        </text:list-item>
        <text:list-item>
          <text:p text:style-name="P9"><text:span text:style-name="Strong_20_Emphasis">Ven 21:00</text:span> : <text:span text:style-name="Strong_20_Emphasis">LIVE_RUNNING</text:span>.</text:p>
        </text:list-item>
        <text:list-item>
          <text:p text:style-name="P9"><text:span text:style-name="Strong_20_Emphasis">Ven 23:45</text:span> : <text:span text:style-name="Strong_20_Emphasis">VOTES_CLOSED</text:span>.</text:p>
        </text:list-item>
        <text:list-item>
          <text:p text:style-name="P9"><text:span text:style-name="Strong_20_Emphasis">Ven 23:45–23:55</text:span> : calcul résultats.</text:p>
        </text:list-item>
        <text:list-item>
          <text:p text:style-name="P9"><text:span text:style-name="Strong_20_Emphasis">Ven 23:55–00:00</text:span> : <text:span text:style-name="Strong_20_Emphasis">RESULT_READY</text:span> → annonce publique.</text:p>
        </text:list-item>
        <text:list-item>
          <text:p text:style-name="P9"><text:span text:style-name="Strong_20_Emphasis">Sam 00:00</text:span> : <text:span text:style-name="Strong_20_Emphasis">ENDED</text:span> (post-show / replay si activé).</text:p>
        </text:list-item>
      </text:list>
      <text:h text:style-name="Heading_20_3" text:outline-level="3">8.3 Surface API minimale (exemple)</text:h>
      <text:list xml:id="list2532709209121669474" text:style-name="L10">
        <text:list-item>
          <text:p text:style-name="P10"><text:span text:style-name="Source_20_Text">GET /live/current</text:span> → statut, timers, finalistes, score.</text:p>
        </text:list-item>
        <text:list-item>
          <text:p text:style-name="P10"><text:span text:style-name="Source_20_Text">POST /live/invest</text:span> <text:span text:style-name="Source_20_Text">{ amount, finalist: "A"|"B" }</text:span> → enregistre investissement + votes.</text:p>
        </text:list-item>
        <text:list-item>
          <text:p text:style-name="P10"><text:span text:style-name="Source_20_Text">POST /live/close-votes</text:span> (admin) → ferme les votes.</text:p>
        </text:list-item>
        <text:list-item>
          <text:p text:style-name="P10"><text:span text:style-name="Source_20_Text">POST /live/ads/trigger</text:span> (admin) <text:span text:style-name="Source_20_Text">{ slotId }</text:span> → lance une coupure pub.</text:p>
        </text:list-item>
        <text:list-item>
          <text:p text:style-name="P10"><text:span text:style-name="Strong_20_Emphasis">WS</text:span> <text:span text:style-name="Source_20_Text">/ws/live/:editionId</text:span> → <text:span text:style-name="Source_20_Text">score:update</text:span>, <text:span text:style-name="Source_20_Text">ads:break</text:span>, <text:span text:style-name="Source_20_Text">votes:closed</text:span>, <text:span text:style-name="Source_20_Text">winner:announced</text:span>.</text:p>
        </text:list-item>
      </text:list>
      <text:p text:style-name="Horizontal_20_Line"/>
      <text:h text:style-name="Heading_20_2" text:outline-level="2">9) Annexes “copiables” (TypeScript)</text:h>
      <text:h text:style-name="Heading_20_3" text:outline-level="3">9.1 Planning hebdo (strict, Europe/Paris)</text:h>
      <text:p text:style-name="P12"><text:span text:style-name="Source_20_Text">// WEEKLY_SCHEDULE — heures canoniques (Europe/Paris)</text:span></text:p>
      <text:p text:style-name="P12"><text:span text:style-name="Source_20_Text">export const WEEKLY_SCHEDULE = {</text:span></text:p>
      <text:p text:style-name="P12"><text:span text:style-name="Source_20_Text"><text:s text:c="2"/>phase1: {</text:span></text:p>
      <text:p text:style-name="P12"><text:span text:style-name="Source_20_Text"><text:s text:c="4"/>start: { dow: "SUNDAY", time: "12:00" }, <text:s text:c="2"/>// Dim 12:00</text:span></text:p>
      <text:p text:style-name="P12"><text:span text:style-name="Source_20_Text"><text:s text:c="4"/>end: <text:s text:c="2"/>{ dow: "MONDAY", time: "00:00" }, <text:s text:c="2"/>// Lun 00:00</text:span></text:p>
      <text:p text:style-name="P12"><text:span text:style-name="Source_20_Text"><text:s text:c="4"/>candidatesIn: 100, candidatesOut: 50,</text:span></text:p>
      <text:p text:style-name="P12"><text:span text:style-name="Source_20_Text"><text:s text:c="4"/>actions: ["Community voting", "3min video submission"],</text:span></text:p>
      <text:p text:style-name="P12"><text:span text:style-name="Source_20_Text"><text:s text:c="4"/>elimination: "AI + community votes"</text:span></text:p>
      <text:p text:style-name="P12"><text:span text:style-name="Source_20_Text"><text:s text:c="2"/>},</text:span></text:p>
      <text:p text:style-name="P12"><text:span text:style-name="Source_20_Text"><text:s text:c="2"/>phase2: {</text:span></text:p>
      <text:p text:style-name="P12"><text:span text:style-name="Source_20_Text"><text:s text:c="4"/>start: { dow: "MONDAY", time: "00:00" },</text:span></text:p>
      <text:p text:style-name="P12"><text:span text:style-name="Source_20_Text"><text:s text:c="4"/>end: <text:s text:c="2"/>{ dow: "TUESDAY", time: "00:00" },</text:span></text:p>
      <text:p text:style-name="P12"><text:span text:style-name="Source_20_Text"><text:s text:c="4"/>candidatesIn: 50, candidatesOut: 2,</text:span></text:p>
      <text:p text:style-name="P12"><text:span text:style-name="Source_20_Text"><text:s text:c="4"/>actions: ["Enhanced community voting"],</text:span></text:p>
      <text:p text:style-name="P12"><text:span text:style-name="Source_20_Text"><text:s text:c="4"/>elimination: "Top 2 finalists selected"</text:span></text:p>
      <text:p text:style-name="P12"><text:span text:style-name="Source_20_Text"><text:s text:c="2"/>},</text:span></text:p>
      <text:p text:style-name="P12"><text:span text:style-name="Source_20_Text"><text:s text:c="2"/>phase3: {</text:span></text:p>
      <text:p text:style-name="P12"><text:span text:style-name="Source_20_Text"><text:s text:c="4"/>start: { dow: "TUESDAY", time: "00:00" },</text:span></text:p>
      <text:p text:style-name="P12"><text:span text:style-name="Source_20_Text"><text:s text:c="4"/>end: <text:s text:c="2"/>{ dow: "FRIDAY", <text:s/>time: "20:30" },</text:span></text:p>
      <text:p text:style-name="P12"><text:span text:style-name="Source_20_Text"><text:s text:c="4"/>candidatesIn: 2, candidatesOut: 2,</text:span></text:p>
      <text:p text:style-name="P12"><text:span text:style-name="Source_20_Text"><text:s text:c="4"/>actions: ["30min looped presentations (A/B)", "Show preparation"],</text:span></text:p>
      <text:p text:style-name="P12"><text:span text:style-name="Source_20_Text"><text:s text:c="4"/>note: "Assets freeze at 20:30"</text:span></text:p>
      <text:p text:style-name="P12"><text:span text:style-name="Source_20_Text"><text:s text:c="2"/>},</text:span></text:p>
      <text:p text:style-name="P12"><text:span text:style-name="Source_20_Text"><text:s text:c="2"/>liveShow: {</text:span></text:p>
      <text:p text:style-name="P12"><text:span text:style-name="Source_20_Text"><text:s text:c="4"/>start: { dow: "FRIDAY", time: "21:00" },</text:span></text:p>
      <text:p text:style-name="P12"><text:span text:style-name="Source_20_Text"><text:s text:c="4"/>end: <text:s text:c="2"/>{ dow: "SATURDAY", time: "00:00" },</text:span></text:p>
      <text:p text:style-name="P12"><text:span text:style-name="Source_20_Text"><text:s text:c="4"/>durationHours: 3,</text:span></text:p>
      <text:p text:style-name="P12"><text:soft-page-break/><text:span text:style-name="Source_20_Text"><text:s text:c="4"/>votingWindow: { start: "21:00", end: "23:45" }</text:span></text:p>
      <text:p text:style-name="P12"><text:span text:style-name="Source_20_Text"><text:s text:c="2"/>}</text:span></text:p>
      <text:p text:style-name="P13"><text:span text:style-name="Source_20_Text">} as const;</text:span></text:p>
      <text:h text:style-name="Heading_20_3" text:outline-level="3">9.2 Format 3h + pauses pub</text:h>
      <text:p text:style-name="P12"><text:span text:style-name="Source_20_Text">export const LIVE_SHOW_FORMAT = {</text:span></text:p>
      <text:p text:style-name="P12"><text:span text:style-name="Source_20_Text"><text:s text:c="2"/>opening: <text:s text:c="4"/>{ slot: "21:00-21:15", ads: [] },</text:span></text:p>
      <text:p text:style-name="P12"><text:span text:style-name="Source_20_Text"><text:s text:c="2"/>performance1:{ slot: "21:15-22:30", ads: [{at:"21:30", durMin:3}, {at:"22:00", durMin:4}] },</text:span></text:p>
      <text:p text:style-name="P12"><text:span text:style-name="Source_20_Text"><text:s text:c="2"/>performance2:{ slot: "22:30-23:45", ads: [{at:"22:30", durMin:5}, {at:"23:00", durMin:4}, {at:"23:30", durMin:3}] },</text:span></text:p>
      <text:p text:style-name="P12"><text:span text:style-name="Source_20_Text"><text:s text:c="2"/>results: <text:s text:c="4"/>{ slot: "23:45-00:00", ads: [{at:"00:02", durMin:2, postShow:true}] }</text:span></text:p>
      <text:p text:style-name="P13"><text:span text:style-name="Source_20_Text">} as const;</text:span></text:p>
      <text:h text:style-name="Heading_20_3" text:outline-level="3">9.3 Barème votes (2–20 €)</text:h>
      <text:p text:style-name="P12"><text:span text:style-name="Source_20_Text">export const INVEST_TRANCHES_EUR = [2,3,4,5,6,8,10,12,15,20] as const;</text:span></text:p>
      <text:p text:style-name="P12"><text:span text:style-name="Source_20_Text">export const VOTE_TABLE = [</text:span></text:p>
      <text:p text:style-name="P12"><text:span text:style-name="Source_20_Text"><text:s text:c="2"/>{amount:2, votes:1}, {amount:3, votes:2}, {amount:4, votes:3}, {amount:5, votes:4},</text:span></text:p>
      <text:p text:style-name="P12"><text:span text:style-name="Source_20_Text"><text:s text:c="2"/>{amount:6, votes:5}, {amount:8, votes:6}, {amount:10, votes:7}, {amount:12, votes:8},</text:span></text:p>
      <text:p text:style-name="P12"><text:span text:style-name="Source_20_Text"><text:s text:c="2"/>{amount:15, votes:9}, {amount:20, votes:10},</text:span></text:p>
      <text:p text:style-name="P12"><text:span text:style-name="Source_20_Text">] as const;</text:span></text:p>
      <text:p text:style-name="P12"><text:span text:style-name="Source_20_Text">export function votesFor(amount:number){ </text:span></text:p>
      <text:p text:style-name="P12"><text:span text:style-name="Source_20_Text"><text:s text:c="2"/>const eligible = VOTE_TABLE.filter(v=&gt;amount&gt;=v.amount);</text:span></text:p>
      <text:p text:style-name="P12"><text:span text:style-name="Source_20_Text"><text:s text:c="2"/>return eligible.length ? eligible[eligible.length-1].votes : 0;</text:span></text:p>
      <text:p text:style-name="P13"><text:span text:style-name="Source_20_Text">}</text:span></text:p>
      <text:h text:style-name="Heading_20_3" text:outline-level="3">9.4 IA de présélection (100→50→2)</text:h>
      <text:p text:style-name="P12"><text:span text:style-name="Source_20_Text">type Candidate = { id:string; userId:string; videoUrl:string };</text:span></text:p>
      <text:p text:style-name="P12"><text:span text:style-name="Source_20_Text">export class VisualCandidateAI {</text:span></text:p>
      <text:p text:style-name="P12"><text:span text:style-name="Source_20_Text"><text:s text:c="2"/>private static readonly W = { activity:0.40, quality:0.30, engagement:0.20, creativity:0.10 };</text:span></text:p>
      <text:p text:style-name="P12"><text:span text:style-name="Source_20_Text"><text:s text:c="2"/>static async preselectCandidates(cands:Candidate[], target:number){</text:span></text:p>
      <text:p text:style-name="P12"><text:span text:style-name="Source_20_Text"><text:s text:c="4"/>const scored = await Promise.all(cands.map(async c =&gt; {</text:span></text:p>
      <text:p text:style-name="P12"><text:span text:style-name="Source_20_Text"><text:s text:c="6"/>const m = {</text:span></text:p>
      <text:p text:style-name="P12"><text:span text:style-name="Source_20_Text"><text:s text:c="8"/>activity: await this.analyzeActivity(c.userId),</text:span></text:p>
      <text:p text:style-name="P12"><text:span text:style-name="Source_20_Text"><text:s text:c="8"/>quality: await this.analyzeVideoQuality(c.videoUrl),</text:span></text:p>
      <text:p text:style-name="P12"><text:span text:style-name="Source_20_Text"><text:s text:c="8"/>engagement: await this.analyzeEngagement(c.userId),</text:span></text:p>
      <text:p text:style-name="P12"><text:span text:style-name="Source_20_Text"><text:s text:c="8"/>creativity: await this.analyzeCreativity(c.videoUrl)</text:span></text:p>
      <text:p text:style-name="P12"><text:span text:style-name="Source_20_Text"><text:s text:c="6"/>};</text:span></text:p>
      <text:p text:style-name="P12"><text:span text:style-name="Source_20_Text"><text:s text:c="6"/>const aiScore = m.activity*this.W.activity + m.quality*this.W.quality + m.engagement*this.W.engagement + m.creativity*this.W.creativity;</text:span></text:p>
      <text:p text:style-name="P12"><text:span text:style-name="Source_20_Text"><text:s text:c="6"/>const communityVotes = await this.getCommunityVotes(c.id);</text:span></text:p>
      <text:p text:style-name="P12"><text:span text:style-name="Source_20_Text"><text:s text:c="6"/>return {...c, aiScore, communityVotes, total: aiScore + communityVotes};</text:span></text:p>
      <text:p text:style-name="P12"><text:span text:style-name="Source_20_Text"><text:s text:c="4"/>}));</text:span></text:p>
      <text:p text:style-name="P12"><text:span text:style-name="Source_20_Text"><text:s text:c="4"/>return scored.sort((a,b)=&gt;b.total-a.total).slice(0, target);</text:span></text:p>
      <text:p text:style-name="P12"><text:span text:style-name="Source_20_Text"><text:s text:c="2"/>}</text:span></text:p>
      <text:p text:style-name="P12"><text:span text:style-name="Source_20_Text"><text:s text:c="2"/>// Stubs à brancher</text:span></text:p>
      <text:p text:style-name="P12"><text:span text:style-name="Source_20_Text"><text:s text:c="2"/>private static async analyzeActivity(_:string){ return Math.random()*1.0; }</text:span></text:p>
      <text:p text:style-name="P12"><text:span text:style-name="Source_20_Text"><text:s text:c="2"/>private static async analyzeVideoQuality(_:string){ return Math.random()*1.0; }</text:span></text:p>
      <text:p text:style-name="P12"><text:span text:style-name="Source_20_Text"><text:s text:c="2"/>private static async analyzeEngagement(_:string){ return Math.random()*1.0; }</text:span></text:p>
      <text:p text:style-name="P12"><text:span text:style-name="Source_20_Text"><text:s text:c="2"/>private static async analyzeCreativity(_:string){ return Math.random()*1.0; }</text:span></text:p>
      <text:p text:style-name="P12"><text:span text:style-name="Source_20_Text"><text:s text:c="2"/>private static async getCommunityVotes(_:string){ return Math.random()*1.0; }</text:span></text:p>
      <text:p text:style-name="P13"><text:span text:style-name="Source_20_Text">}</text:span></text:p>
      <text:p text:style-name="Horizontal_20_Line"><text:soft-page-break/></text:p>
      <text:h text:style-name="Heading_20_3" text:outline-level="3">9.5 Orchestrateur — états &amp; endpoints (exemple)</text:h>
      <text:p text:style-name="P12"><text:span text:style-name="Source_20_Text">type LiveState = "PLANNED"|"PRE_SHOW"|"LIVE_RUNNING"|"VOTES_CLOSED"|"RESULT_READY"|"ENDED";</text:span></text:p>
      <text:p text:style-name="P12"><text:span text:style-name="Source_20_Text">type Finalist = "A"|"B";</text:span></text:p>
      <text:p text:style-name="P12"/>
      <text:p text:style-name="P12"><text:span text:style-name="Source_20_Text">export interface LiveContext {</text:span></text:p>
      <text:p text:style-name="P12"><text:span text:style-name="Source_20_Text"><text:s text:c="2"/>editionId: string;</text:span></text:p>
      <text:p text:style-name="P12"><text:span text:style-name="Source_20_Text"><text:s text:c="2"/>state: LiveState;</text:span></text:p>
      <text:p text:style-name="P12"><text:span text:style-name="Source_20_Text"><text:s text:c="2"/>finalists: {A:{id:string}, B:{id:string}};</text:span></text:p>
      <text:p text:style-name="P12"><text:span text:style-name="Source_20_Text"><text:s text:c="2"/>openVoting: boolean; closeVotesAt: string; // "23:45"</text:span></text:p>
      <text:p text:style-name="P12"><text:span text:style-name="Source_20_Text"><text:s text:c="2"/>score: { A:{votes:number, eur:number}, B:{votes:number, eur:number} };</text:span></text:p>
      <text:p text:style-name="P12"><text:span text:style-name="Source_20_Text">}</text:span></text:p>
      <text:p text:style-name="P12"/>
      <text:p text:style-name="P12"><text:span text:style-name="Source_20_Text">export const LiveAPI = {</text:span></text:p>
      <text:p text:style-name="P12"><text:span text:style-name="Source_20_Text"><text:s text:c="2"/>getCurrent(): LiveContext, <text:s text:c="20"/>// GET /live/current</text:span></text:p>
      <text:p text:style-name="P12"><text:span text:style-name="Source_20_Text"><text:s text:c="2"/>invest(amount:number, finalist:Finalist):void, // POST /live/invest</text:span></text:p>
      <text:p text:style-name="P12"><text:span text:style-name="Source_20_Text"><text:s text:c="2"/>closeVotes():void, <text:s text:c="28"/>// POST /live/close-votes (admin)</text:span></text:p>
      <text:p text:style-name="P12"><text:span text:style-name="Source_20_Text"><text:s text:c="2"/>triggerAd(slotId:string):void <text:s text:c="17"/>// POST /live/ads/trigger (admin)</text:span></text:p>
      <text:p text:style-name="P12"><text:span text:style-name="Source_20_Text">};</text:span></text:p>
      <text:p text:style-name="P12"/>
      <text:p text:style-name="P12"><text:span text:style-name="Source_20_Text">export const LiveWS = {</text:span></text:p>
      <text:p text:style-name="P12"><text:span text:style-name="Source_20_Text"><text:s text:c="2"/>// /ws/live/:editionId</text:span></text:p>
      <text:p text:style-name="P12"><text:span text:style-name="Source_20_Text"><text:s text:c="2"/>events: ["score:update","ads:break","votes:closed","winner:announced"]</text:span></text:p>
      <text:p text:style-name="P13"><text:span text:style-name="Source_20_Text">};</text:span></text:p>
      <text:p text:style-name="Horizontal_20_Line"/>
      <text:h text:style-name="Heading_20_2" text:outline-level="2">10) Récap’ en une page</text:h>
      <text:list xml:id="list3328451242664166988" text:style-name="L11">
        <text:list-item>
          <text:p text:style-name="P11"><text:span text:style-name="Strong_20_Emphasis">Sélection</text:span> : Dim 12:00 → Ven 20:30, 100 → 50 → <text:span text:style-name="Strong_20_Emphasis">2 finalistes</text:span> (IA + communauté).</text:p>
        </text:list-item>
        <text:list-item>
          <text:p text:style-name="P11"><text:span text:style-name="Strong_20_Emphasis">Live</text:span> : Ven <text:span text:style-name="Strong_20_Emphasis">21:00–00:00</text:span>, <text:span text:style-name="Strong_20_Emphasis">pub</text:span> intégrée (6 coups), <text:span text:style-name="Strong_20_Emphasis">votes/investissements</text:span> <text:span text:style-name="Strong_20_Emphasis">21:00–23:45</text:span>.</text:p>
        </text:list-item>
        <text:list-item>
          <text:p text:style-name="P11"><text:span text:style-name="Strong_20_Emphasis">Votes = €</text:span> : tranches <text:span text:style-name="Strong_20_Emphasis">2–20 €</text:span> → <text:span text:style-name="Strong_20_Emphasis">1–10 votes</text:span> pour <text:span text:style-name="Strong_20_Emphasis">A</text:span> ou <text:span text:style-name="Strong_20_Emphasis">B</text:span>.</text:p>
        </text:list-item>
        <text:list-item>
          <text:p text:style-name="P11"><text:span text:style-name="Strong_20_Emphasis">Résultats</text:span> : calcul, <text:span text:style-name="Strong_20_Emphasis">annonce avant 00:00</text:span>.</text:p>
        </text:list-item>
        <text:list-item>
          <text:p text:style-name="P11"><text:span text:style-name="Strong_20_Emphasis">Distribution (battle Live)</text:span> : <text:span text:style-name="Strong_20_Emphasis">40 %</text:span> artiste gagnant, <text:span text:style-name="Strong_20_Emphasis">30 %</text:span> investisseurs gagnants, <text:span text:style-name="Strong_20_Emphasis">20 %</text:span> artiste perdant, <text:span text:style-name="Strong_20_Emphasis">10 %</text:span> investisseurs perdants.</text:p>
        </text:list-item>
        <text:list-item>
          <text:p text:style-name="P11"><text:span text:style-name="Strong_20_Emphasis">Orchestrateur</text:span> : états, tâches horaires, endpoints REST + WS, monitoring &amp; anti-triche intégré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01T18:34:23.40</meta:creation-date>
    <meta:document-statistic meta:table-count="1" meta:image-count="0" meta:object-count="0" meta:page-count="6" meta:paragraph-count="203" meta:word-count="1471" meta:character-count="10111"/>
    <dc:date>2025-10-01T18:35:58.30</dc:date>
    <meta:editing-duration>PT1M35S</meta:editing-duration>
    <meta:editing-cycles>1</meta:editing-cycles>
    <meta:generator>OpenOffice/4.1.15$Win32 OpenOffice.org_project/4115m2$Build-9813</meta:generator>
  </office:meta>
</office:document-meta>
</file>